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8.784cm" style:rel-column-width="33865*"/>
    </style:style>
    <style:style style:name="Table1.B" style:family="table-column">
      <style:table-column-properties style:column-width="2.328cm" style:rel-column-width="8976*"/>
    </style:style>
    <style:style style:name="Table1.C" style:family="table-column">
      <style:table-column-properties style:column-width="2.778cm" style:rel-column-width="10710*"/>
    </style:style>
    <style:style style:name="Table1.D" style:family="table-column">
      <style:table-column-properties style:column-width="3.108cm" style:rel-column-width="1198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note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  <style:text-properties style:font-name="Liberation Serif2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7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packing in objects"&gt;</text:placeholder></text:p>
      <text:p text:style-name="P7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full_name&gt;</text:placeholder></text:p>
      <text:p text:style-name="P6"><text:placeholder text:placeholder-type="text">&lt;for each="line in packing.delivery_address.full_address.split('\n')"&gt;</text:placeholder></text:p>
      <text:p text:style-name="P6"><text:placeholder text:placeholder-type="text">&lt;line&gt;</text:placeholder></text:p>
      <text:p text:style-name="P6"><text:placeholder text:placeholder-type="text">&lt;/for&gt;</text:placeholder></text:p>
      <text:p text:style-name="P8">Delivery Note</text:p>
      <text:p text:style-name="Standard"><text:span text:style-name="T1">Shipment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2"><text:placeholder text:placeholder-type="text">&lt;formatLang(packing.effective_date and packing.effective_date.strftime("%Y-%m-%d") or datetime.datetime.today().strftime("%Y-%m-%d"), packing.delivery_address.party.lang, date=Tru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A1" office:value-type="string">
              <text:p text:style-name="P2">Quantity</text:p>
            </table:table-cell>
            <table:table-cell table:style-name="Table1.A1" office:value-type="string">
              <text:p text:style-name="P2">Price</text:p>
            </table:table-cell>
            <table:table-cell table:style-name="Table1.D1" office:value-type="string">
              <text:p text:style-name="P2">Total</text:p>
            </table:table-cell>
          </table:table-row>
        </table:table-header-rows>
        <table:table-row>
          <table:table-cell table:style-name="Table1.A2" table:number-columns-spanned="4" office:value-type="string">
            <text:p text:style-name="P3"><text:placeholder text:placeholder-type="text">&lt;for each="move in packing.outgoing_mov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3" office:value-type="string">
            <text:p text:style-name="P4"><text:placeholder text:placeholder-type="text">&lt;formatLang(move.quantity, packing.delivery_address.party.lang, digits=move.unit_digits)&gt;</text:placeholder> </text:p>
          </table:table-cell>
          <table:table-cell table:style-name="Table1.A3" office:value-type="string">
            <text:p text:style-name="P4"><text:placeholder text:placeholder-type="text">&lt;formatLang(move.unit_price, move.shipment_out.customer.lang, currency=move.shipment_out.company.currency)&gt;</text:placeholder></text:p>
          </table:table-cell>
          <table:table-cell table:style-name="Table1.A2" office:value-type="string">
            <text:p text:style-name="P4"><text:placeholder text:placeholder-type="text">&lt;formatLang(move.amount, move.shipment_out.customer.lang, currency=move.shipment_out.company.currency)&gt;</text:placeholder></text:p>
          </table:table-cell>
        </table:table-row>
        <table:table-row>
          <table:table-cell table:style-name="Table1.A2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"/>
      <text:p text:style-name="P10">Total (excl. taxes): <text:placeholder text:placeholder-type="text">&lt;formatLang(packing.untaxed_amount, packing.customer.lang, currency=packing.company.currency)&gt;</text:placeholder></text:p>
      <text:p text:style-name="P10">Taxes: <text:placeholder text:placeholder-type="text">&lt;formatLang(packing.tax_amount, packing.customer.lang, currency=packing.company.currency)&gt;</text:placeholder></text:p>
      <text:p text:style-name="P10">Total: <text:placeholder text:placeholder-type="text">&lt;formatLang(packing.total_amount, packing.customer.lang, currency=packing.company.currency)&gt;</text:placeholder></text:p>
      <text:p text:style-name="P9"><text:placeholder text:placeholder-type="text">&lt;/for&gt;</text:placeholder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2" meta:word-count="74" meta:character-count="1390"/>
    <meta:user-defined meta:name="Info 1"/>
    <meta:user-defined meta:name="Info 2"/>
    <meta:user-defined meta:name="Info 3"/>
    <meta:user-defined meta:name="Info 4"/>
  </office:meta>
</office:document-meta>
</file>